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3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8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mp</text:p>
          </table:table-cell>
          <table:table-cell table:style-name="ce4" office:value-type="string" calcext:value-type="string">
            <text:p>Health</text:p>
          </table:table-cell>
          <table:table-cell table:style-name="ce4" office:value-type="string" calcext:value-type="string">
            <text:p>Damage</text:p>
          </table:table-cell>
          <table:table-cell table:style-name="ce6" office:value-type="string" calcext:value-type="string">
            <text:p>Resistance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Crimson_Raptor" xlink:type="simple"> </text:a> <text:a xlink:href="http://leagueoflegends.wikia.com/wiki/Crimson_Raptor" xlink:type="simple">Crimson Raptor</text:a>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Ar:15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Raptor" xlink:type="simple"> </text:a> <text:a xlink:href="http://leagueoflegends.wikia.com/wiki/Raptor" xlink:type="simple">Raptor</text:a> x3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Ar:5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Greater_Murk_Wolf" xlink:type="simple"> </text:a> <text:a xlink:href="http://leagueoflegends.wikia.com/wiki/Greater_Murk_Wolf" xlink:type="simple">Greater Murk Wolf</text:a>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Ar:9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Murk_Wolf" xlink:type="simple"> </text:a> <text:a xlink:href="http://leagueoflegends.wikia.com/wiki/Murk_Wolf" xlink:type="simple">Murk Wolf</text:a> x2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Ar:6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Ancient_Krug" xlink:type="simple"> </text:a> <text:a xlink:href="http://leagueoflegends.wikia.com/wiki/Ancient_Krug" xlink:type="simple">Ancient Krug</text:a>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73" calcext:value-type="float">
            <text:p>73</text:p>
          </table:table-cell>
          <table:table-cell table:style-name="ce7" office:value-type="string" calcext:value-type="string">
            <text:p>Ar:12; MR:-1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Krug" xlink:type="simple"> </text:a> <text:a xlink:href="http://leagueoflegends.wikia.com/wiki/Krug" xlink:type="simple">Krug</text:a>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Ar:12; MR:-1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Gromp" xlink:type="simple"> </text:a> <text:a xlink:href="http://leagueoflegends.wikia.com/wiki/Gromp" xlink:type="simple">Gromp</text:a>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83" calcext:value-type="float">
            <text:p>83</text:p>
          </table:table-cell>
          <table:table-cell table:style-name="ce7" office:value-type="string" calcext:value-type="string">
            <text:p>Ar:15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Rift_Scuttler" xlink:type="simple"> </text:a> <text:a xlink:href="http://leagueoflegends.wikia.com/wiki/Rift_Scuttler" xlink:type="simple">Rift Scuttler</text:a>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Ar:60; MR:6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Blue_Sentinel" xlink:type="simple"> </text:a> <text:a xlink:href="http://leagueoflegends.wikia.com/wiki/Blue_Sentinel" xlink:type="simple">Blue Sentinel</text:a>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3" calcext:value-type="float">
            <text:p>73</text:p>
          </table:table-cell>
          <table:table-cell table:style-name="ce7" office:value-type="string" calcext:value-type="string">
            <text:p>Ar:20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Sentry" xlink:type="simple"> </text:a> <text:a xlink:href="http://leagueoflegends.wikia.com/wiki/Sentry" xlink:type="simple">Sentry</text:a> x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Ar:8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Red_Brambleback" xlink:type="simple"> </text:a> <text:a xlink:href="http://leagueoflegends.wikia.com/wiki/Red_Brambleback" xlink:type="simple">Red Brambleback</text:a>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string" calcext:value-type="string">
            <text:p>Ar:20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Cinderling" xlink:type="simple"> </text:a> <text:a xlink:href="http://leagueoflegends.wikia.com/wiki/Cinderling" xlink:type="simple">Cinderling</text:a> x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Ar:8; MR: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Dragon" xlink:type="simple"> </text:a> <text:a xlink:href="http://leagueoflegends.wikia.com/wiki/Dragon" xlink:type="simple">Dragon</text:a></text:p>
          </table:table-cell>
          <table:table-cell table:style-name="ce5" office:value-type="float" office:value="4940" calcext:value-type="float">
            <text:p>4940</text:p>
          </table:table-cell>
          <table:table-cell table:style-name="ce5" office:value-type="float" office:value="230" calcext:value-type="float">
            <text:p>230</text:p>
          </table:table-cell>
          <table:table-cell table:style-name="ce7" office:value-type="string" calcext:value-type="string">
            <text:p>Ar:21; MR:30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<text:a xlink:href="http://leagueoflegends.wikia.com/wiki/Baron_Nashor" xlink:type="simple"> </text:a> <text:a xlink:href="http://leagueoflegends.wikia.com/wiki/Baron_Nashor" xlink:type="simple">Baron Nashor</text:a></text:p>
          </table:table-cell>
          <table:table-cell table:style-name="ce5" office:value-type="float" office:value="8800" calcext:value-type="float">
            <text:p>8800</text:p>
          </table:table-cell>
          <table:table-cell table:style-name="ce5" office:value-type="float" office:value="500" calcext:value-type="float">
            <text:p>500</text:p>
          </table:table-cell>
          <table:table-cell table:style-name="ce7" office:value-type="string" calcext:value-type="string">
            <text:p>Ar:120; MR:70</text:p>
          </table:table-cell>
          <table:table-cell table:style-name="ce9" table:number-columns-repeated="2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00:14.705000000</meta:creation-date>
    <dc:date>2015-04-12T12:24:32.145000000</dc:date>
    <meta:editing-duration>PT9M7S</meta:editing-duration>
    <meta:editing-cycles>1</meta:editing-cycles>
    <meta:document-statistic meta:table-count="1" meta:cell-count="60" meta:object-count="0"/>
    <meta:generator>LibreOffice/4.3.4.1$Windows_x86 LibreOffice_project/bc356b2f991740509f321d70e4512a6a54c5f243</meta:generator>
  </office:meta>
</office:document-meta>
</file>